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1849" officeooo:paragraph-rsid="00071849"/>
    </style:style>
    <style:style style:name="P2" style:family="paragraph" style:parent-style-name="Standard">
      <style:text-properties officeooo:rsid="00114a18" officeooo:paragraph-rsid="00114a18"/>
    </style:style>
    <style:style style:name="P3" style:family="paragraph" style:parent-style-name="Standard">
      <style:text-properties officeooo:rsid="00166f87" officeooo:paragraph-rsid="00166f87"/>
    </style:style>
    <style:style style:name="P4" style:family="paragraph" style:parent-style-name="Standard">
      <style:text-properties officeooo:rsid="0019fa05" officeooo:paragraph-rsid="0019fa05"/>
    </style:style>
    <style:style style:name="P5" style:family="paragraph" style:parent-style-name="Standard">
      <style:text-properties officeooo:rsid="001bc889" officeooo:paragraph-rsid="001bc889"/>
    </style:style>
    <style:style style:name="P6" style:family="paragraph" style:parent-style-name="Standard">
      <style:text-properties officeooo:rsid="0024f939" officeooo:paragraph-rsid="0024f939"/>
    </style:style>
    <style:style style:name="P7" style:family="paragraph" style:parent-style-name="Standard">
      <style:text-properties officeooo:rsid="002c8695" officeooo:paragraph-rsid="002c8695"/>
    </style:style>
    <style:style style:name="P8" style:family="paragraph" style:parent-style-name="Standard">
      <style:text-properties officeooo:rsid="002dc607" officeooo:paragraph-rsid="002dc607"/>
    </style:style>
    <style:style style:name="P9" style:family="paragraph" style:parent-style-name="Standard">
      <style:text-properties officeooo:rsid="003117af" officeooo:paragraph-rsid="003117af"/>
    </style:style>
    <style:style style:name="P10" style:family="paragraph" style:parent-style-name="Standard">
      <style:text-properties officeooo:rsid="003117af" officeooo:paragraph-rsid="003835ec"/>
    </style:style>
    <style:style style:name="P11" style:family="paragraph" style:parent-style-name="Standard">
      <style:text-properties officeooo:rsid="0033e9e3" officeooo:paragraph-rsid="0033e9e3"/>
    </style:style>
    <style:style style:name="P12" style:family="paragraph" style:parent-style-name="Standard">
      <style:text-properties officeooo:rsid="003d988c" officeooo:paragraph-rsid="003d988c"/>
    </style:style>
    <style:style style:name="P13" style:family="paragraph" style:parent-style-name="Standard">
      <style:text-properties officeooo:rsid="00423968" officeooo:paragraph-rsid="00423968"/>
    </style:style>
    <style:style style:name="P14" style:family="paragraph" style:parent-style-name="Standard">
      <style:text-properties officeooo:rsid="004dcdfa" officeooo:paragraph-rsid="004dcdfa"/>
    </style:style>
    <style:style style:name="P15" style:family="paragraph" style:parent-style-name="Standard">
      <style:text-properties officeooo:rsid="0056ca29" officeooo:paragraph-rsid="0056ca29"/>
    </style:style>
    <style:style style:name="P16" style:family="paragraph" style:parent-style-name="Standard">
      <style:text-properties officeooo:rsid="005b8001" officeooo:paragraph-rsid="005b8001"/>
    </style:style>
    <style:style style:name="P17" style:family="paragraph" style:parent-style-name="Standard">
      <style:text-properties officeooo:rsid="005ee07a" officeooo:paragraph-rsid="005ee07a"/>
    </style:style>
    <style:style style:name="P18" style:family="paragraph" style:parent-style-name="Standard">
      <style:text-properties officeooo:rsid="00602c56" officeooo:paragraph-rsid="00602c56"/>
    </style:style>
    <style:style style:name="P19" style:family="paragraph" style:parent-style-name="Standard">
      <style:text-properties officeooo:rsid="006049c5" officeooo:paragraph-rsid="006049c5"/>
    </style:style>
    <style:style style:name="P20" style:family="paragraph" style:parent-style-name="Standard">
      <style:text-properties officeooo:rsid="00621fac" officeooo:paragraph-rsid="00621fac"/>
    </style:style>
    <style:style style:name="P21" style:family="paragraph" style:parent-style-name="Standard">
      <style:text-properties officeooo:rsid="0062fb11" officeooo:paragraph-rsid="0062fb11"/>
    </style:style>
    <style:style style:name="P22" style:family="paragraph" style:parent-style-name="Standard">
      <style:text-properties officeooo:rsid="00072d90" officeooo:paragraph-rsid="00071849"/>
    </style:style>
    <style:style style:name="T1" style:family="text">
      <style:text-properties officeooo:rsid="00085d30"/>
    </style:style>
    <style:style style:name="T2" style:family="text">
      <style:text-properties officeooo:rsid="000a1fd2"/>
    </style:style>
    <style:style style:name="T3" style:family="text">
      <style:text-properties officeooo:rsid="000b7745"/>
    </style:style>
    <style:style style:name="T4" style:family="text">
      <style:text-properties officeooo:rsid="000f097e"/>
    </style:style>
    <style:style style:name="T5" style:family="text">
      <style:text-properties officeooo:rsid="00105ae0"/>
    </style:style>
    <style:style style:name="T6" style:family="text">
      <style:text-properties officeooo:rsid="00153189"/>
    </style:style>
    <style:style style:name="T7" style:family="text">
      <style:text-properties officeooo:rsid="00184ce5"/>
    </style:style>
    <style:style style:name="T8" style:family="text">
      <style:text-properties officeooo:rsid="001c44b8"/>
    </style:style>
    <style:style style:name="T9" style:family="text">
      <style:text-properties officeooo:rsid="001eabd4"/>
    </style:style>
    <style:style style:name="T10" style:family="text">
      <style:text-properties officeooo:rsid="001f679a"/>
    </style:style>
    <style:style style:name="T11" style:family="text">
      <style:text-properties officeooo:rsid="0020bbef"/>
    </style:style>
    <style:style style:name="T12" style:family="text">
      <style:text-properties officeooo:rsid="002d9c78"/>
    </style:style>
    <style:style style:name="T13" style:family="text">
      <style:text-properties officeooo:rsid="00377f9a"/>
    </style:style>
    <style:style style:name="T14" style:family="text">
      <style:text-properties officeooo:rsid="003a0bef"/>
    </style:style>
    <style:style style:name="T15" style:family="text">
      <style:text-properties officeooo:rsid="003bd270"/>
    </style:style>
    <style:style style:name="T16" style:family="text">
      <style:text-properties officeooo:rsid="003c258c"/>
    </style:style>
    <style:style style:name="T17" style:family="text">
      <style:text-properties officeooo:rsid="004978fc"/>
    </style:style>
    <style:style style:name="T18" style:family="text">
      <style:text-properties officeooo:rsid="0050be66"/>
    </style:style>
    <style:style style:name="T19" style:family="text">
      <style:text-properties officeooo:rsid="0052ae71"/>
    </style:style>
    <style:style style:name="T20" style:family="text">
      <style:text-properties officeooo:rsid="0056ab2c"/>
    </style:style>
    <style:style style:name="T21" style:family="text">
      <style:text-properties officeooo:rsid="00576fbb"/>
    </style:style>
    <style:style style:name="T22" style:family="text">
      <style:text-properties officeooo:rsid="005d4778"/>
    </style:style>
    <style:style style:name="T23" style:family="text">
      <style:text-properties officeooo:rsid="00621fac"/>
    </style:style>
    <style:style style:name="T24" style:family="text">
      <style:text-properties officeooo:rsid="0062fb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isqué : commencer par une question ?</text:p>
      <text:p text:style-name="P11">{pas le sujet pais cf multiplicité des explications / besoin….]</text:p>
      <text:p text:style-name="P1"/>
      <text:p text:style-name="P1">Explications : ideologie….</text:p>
      <text:p text:style-name="P1"><text:tab/>→ lemonde : <text:a xlink:type="simple" xlink:href="https://www.lemonde.fr/attaques-a-paris/article/2015/11/16/ne-nous-trompons-pas-sur-la-nature-du-combat_4810984_4809495.html?xtmc=attentat_paris&amp;xtcr=59" text:style-name="Internet_20_link" text:visited-style-name="Visited_20_Internet_20_Link">https://www.lemonde.fr/attaques-a-paris/article/2015/11/16/ne-nous-trompons-pas-sur-la-nature-du-combat_4810984_4809495.html?xtmc=attentat_paris&amp;xtcr=59</text:a> « <text:span text:style-name="T2">pathologie propre a l’Islam’</text:span></text:p>
      <text:p text:style-name="P1"><text:tab/>→<text:span text:style-name="T2"> cours a SAIS : Qutb, Ibn Tammiyeh</text:span></text:p>
      <text:p text:style-name="P1"><text:tab/>→<text:span text:style-name="T2"> Gilles Kepel</text:span></text:p>
      <text:p text:style-name="P1"><text:tab/><text:span text:style-name="T2">(+ versions moins soft et plus clairement motivées pol.)</text:span></text:p>
      <text:p text:style-name="P1"/>
      <text:p text:style-name="P1"/>
      <text:p text:style-name="P1"><text:tab/><text:span text:style-name="T3">Masque mal que n’est pas unique dans l’histoire // pas spécifique à l’Islam sunnite :</text:span></text:p>
      <text:p text:style-name="P1"><text:tab/><text:span text:style-name="T3">Près de nous : ultra-gauche (+ un peu soutenu...) // terro chiisme « jamais les sunnites » - trouver citation // Armée de Dieu = chrétiens … // ETA ou IRA : nationalisme</text:span></text:p>
      <text:p text:style-name="P1"><text:tab/><text:span text:style-name="T3">remonter aux anarchistes…</text:span></text:p>
      <text:p text:style-name="P1"><text:tab/><text:span text:style-name="T3">Terreur</text:span></text:p>
      <text:p text:style-name="P1"><text:tab/>… <text:span text:style-name="T4">et même Samson (même si…)</text:span></text:p>
      <text:p text:style-name="P1"><text:tab/><text:tab/><text:span text:style-name="T5">(Whitehouse : universel… a mettre plutot apres)</text:span></text:p>
      <text:p text:style-name="P1"/>
      <text:p text:style-name="P2">rmq : Burgat + Onfray = la même chose en gros</text:p>
      <text:p text:style-name="P1"><text:a xlink:type="simple" xlink:href="https://www.liberation.fr/debats/2016/03/15/onfray-le-tweet-du-14-novembre_1439814" text:style-name="Internet_20_link" text:visited-style-name="Visited_20_Internet_20_Link">https://www.liberation.fr/debats/2016/03/15/onfray-le-tweet-du-14-novembre_1439814</text:a></text:p>
      <text:p text:style-name="P1"/>
      <text:p text:style-name="P2">Explication proximale 2 : le processus de radicalisation</text:p>
      <text:p text:style-name="P2"><text:tab/>R<text:span text:style-name="T7">oy : « islamisation de la radicalité »</text:span></text:p>
      <text:p text:style-name="P5">+ aspect social : <text:span text:style-name="T11">Roy encore</text:span></text:p>
      <text:p text:style-name="P2"><text:tab/><text:a xlink:type="simple" xlink:href="https://www.lemonde.fr/attaques-a-paris/article/2015/11/26/radicalisation-le-role-des-mosquees-est-tres-efface-dans-les-nouvelles-formes-du-djihadisme_4818497_4809495.html?xtmc=attentat&amp;xtcr=112" text:style-name="Internet_20_link" text:visited-style-name="Visited_20_Internet_20_Link">https://www.lemonde.fr/attaques-a-paris/article/2015/11/26/radicalisation-le-role-des-mosquees-est-tres-efface-dans-les-nouvelles-formes-du-djihadisme_4818497_4809495.html?xtmc=attentat&amp;xtcr=112</text:a></text:p>
      <text:p text:style-name="P2"><text:tab/><text:span text:style-name="T7">= &gt; chgt modes de radicalisation… = complexe</text:span></text:p>
      <text:p text:style-name="P1"/>
      <text:p text:style-name="P4">Aspect psychologique : <text:span text:style-name="T8">Fetih Benslama</text:span></text:p>
      <text:p text:style-name="P4"/>
      <text:p text:style-name="P4">…. <text:span text:style-name="T9">Whitehouse : revue convaincante</text:span></text:p>
      <text:p text:style-name="P4"><text:tab/><text:span text:style-name="T10">=&gt; </text:span></text:p>
      <text:p text:style-name="P4"><text:tab/><text:span text:style-name="T10">=&gt; </text:span></text:p>
      <text:p text:style-name="P6">= slide déjà faite…</text:p>
      <text:p text:style-name="P6"/>
      <text:p text:style-name="P7">[a mettre en ordre]</text:p>
      <text:p text:style-name="P7"><text:tab/>=&gt; OK, mais pourquoi ? / quels facteurs essentiels ?</text:p>
      <text:p text:style-name="P7"><text:tab/><text:span text:style-name="T12">+ quel object exactement ? =&gt; plein d’aspects liés au terrorisme...</text:span></text:p>
      <text:p text:style-name="P7"/>
      <text:p text:style-name="P7"/>
      <text:p text:style-name="P7">+ Atran : bof pour le cote psychologique...</text:p>
      <text:p text:style-name="P7"/>
      <text:p text:style-name="P7"/>
      <text:p text:style-name="P7"/>
      <text:p text:style-name="P7"/>
      <text:p text:style-name="P7"><text:soft-page-break/></text:p>
      <text:p text:style-name="P9"/>
      <text:p text:style-name="P8">Etude ici : « laying down one’s life for one’s group »</text:p>
      <text:p text:style-name="P8"><text:tab/><text:span text:style-name="T13">vu que semble universel, y a t-il une explication biologique ?</text:span></text:p>
      <text:p text:style-name="P1"/>
      <text:p text:style-name="P10">Video pucerons : <text:a xlink:type="simple" xlink:href="https://www.lemonde.fr/sciences/video/2019/04/28/comment-des-pucerons-se-sacrifient-pour-sauver-leur-colonie_5456005_1650684.html" text:style-name="Internet_20_link" text:visited-style-name="Visited_20_Internet_20_Link">https://www.lemonde.fr/sciences/video/2019/04/28/comment-des-pucerons-se-sacrifient-pour-sauver-leur-colonie_5456005_1650684.html</text:a></text:p>
      <text:p text:style-name="P10"><text:tab/><text:span text:style-name="T14">kin selection : on sait…</text:span></text:p>
      <text:p text:style-name="P10"><text:tab/><text:tab/><text:span text:style-name="T15">=&gt; pour insectes sociaux OK</text:span></text:p>
      <text:p text:style-name="P10"><text:tab/><text:tab/><text:span text:style-name="T15">=&gt; mais pour les autres etres vivants, en dehors du sacrifice pour sa famille on connaît pas…</text:span></text:p>
      <text:p text:style-name="P10"><text:tab/><text:tab/><text:span text:style-name="T16">[ </text:span><text:a xlink:type="simple" xlink:href="https://www.youtube.com/watch?v=AhowJygx86U" text:style-name="Internet_20_link" text:visited-style-name="Visited_20_Internet_20_Link"><text:span text:style-name="T16">https://www.youtube.com/watch?v=AhowJygx86U</text:span></text:a><text:span text:style-name="T16"> ]</text:span></text:p>
      <text:p text:style-name="P1"/>
      <text:p text:style-name="P1"/>
      <text:p text:style-name="P12">===&gt; donc kin selection OK</text:p>
      <text:p text:style-name="P12">mais pourquoi « étendu » à autres  / comment ?</text:p>
      <text:p text:style-name="P12">+ pourquoi que chez les humains ?</text:p>
      <text:p text:style-name="P12"><text:tab/><text:span text:style-name="T22">=&gt; need RoL</text:span></text:p>
      <text:p text:style-name="P12"/>
      <text:p text:style-name="P13">1) (group) « cultural » selection // <text:span text:style-name="T20">gene-culture co-evol</text:span> : <text:span text:style-name="T17">Whitehouse + Lanman, 2014 « psychological kinship » → adaptive for groups ? (pas tout compris…)</text:span></text:p>
      <text:p text:style-name="P14">1bis<text:span text:style-name="T18">)</text:span> : Whitehouse + al, 2017</text:p>
      <text:p text:style-name="P1"><text:tab/><text:span text:style-name="T19">h clef = GROUP SURVIVAL PROBA, if not replaced by other group...</text:span></text:p>
      <text:p text:style-name="P1"/>
      <text:p text:style-name="P16">[mais dans xpli = OK dans groupes anciens….]</text:p>
      <text:p text:style-name="P15"/>
      <text:p text:style-name="P15">2) + <text:span text:style-name="T21">error : actually &lt;&gt; self-sacrifice...</text:span></text:p>
      <text:p text:style-name="P1"/>
      <text:p text:style-name="P20">=&gt; quel meca se trompe ? =&gt; OK si existe déjà...</text:p>
      <text:p text:style-name="P19">=&gt; pourquoi on est susceptible a tant de manipulation ? / <text:span text:style-name="T23">pourquoi ce meca est maintenu ?</text:span></text:p>
      <text:p text:style-name="P19">Pourquoi pas de psychopathologie des suicidés ?</text:p>
      <text:p text:style-name="P1"/>
      <text:p text:style-name="P18">2bis : put both together… kin selection firt historically then ...</text:p>
      <text:p text:style-name="P1"/>
      <text:p text:style-name="P1"/>
      <text:p text:style-name="P17">3) I<text:span text:style-name="T24">ci = modele a deux vitesses…</text:span></text:p>
      <text:p text:style-name="P21">recup slides pre-reg inch’Allah</text:p>
      <text:p text:style-name="P21">+…</text:p>
      <text:p text:style-name="P21"/>
      <text:p text:style-name="P21"/>
      <text:p text:style-name="P21"/>
      <text:p text:style-name="P21">4) Results</text:p>
      <text:p text:style-name="P1"/>
      <text:p text:style-name="P1"/>
      <text:p text:style-name="P1"/>
      <text:p text:style-name="P1"/>
      <text:p text:style-name="P1"/>
      <text:p text:style-name="P1">[Bonus : moralisation cible</text:p>
      <text:p text:style-name="P1"><text:soft-page-break/><text:tab/><text:a xlink:type="simple" xlink:href="https://www.lemonde.fr/attaques-a-paris/article/2015/11/15/le-bataclan-un-haut-lieu-de-la-culture-cible-de-longue-date-par-les-islamistes_4810424_4809495.html?xtmc=attentat_paris&amp;xtcr=62" text:style-name="Internet_20_link" text:visited-style-name="Visited_20_Internet_20_Link">https://www.lemonde.fr/attaques-a-paris/article/2015/11/15/le-bataclan-un-haut-lieu-de-la-culture-cible-de-longue-date-par-les-islamistes_4810424_4809495.html?xtmc=attentat_paris&amp;xtcr=62</text:a></text:p>
      <text:p text:style-name="P1"><text:a xlink:type="simple" xlink:href="https://www.lemonde.fr/proche-orient/article/2015/11/17/le-communique-revendiquant-les-attentats-de-paris-illustre-l-opportunisme-de-l-ei_4812083_3218.html?xtmc=attentat_paris&amp;xtcr=92" text:style-name="Internet_20_link" text:visited-style-name="Visited_20_Internet_20_Link">https://www.lemonde.fr/proche-orient/article/2015/11/17/le-communique-revendiquant-les-attentats-de-paris-illustre-l-opportunisme-de-l-ei_4812083_3218.html?xtmc=attentat_paris&amp;xtcr=92</text:a></text:p>
      <text:p text:style-name="P1"><text:a xlink:type="simple" xlink:href="https://www.liberation.fr/direct/element/olivier-morice-le-bataclan-a-ete-vise-parce-que-le-proprietaire-appartenait-a-la-communaute-juive_30994/" text:style-name="Internet_20_link" text:visited-style-name="Visited_20_Internet_20_Link">https://www.liberation.fr/direct/element/olivier-morice-le-bataclan-a-ete-vise-parce-que-le-proprietaire-appartenait-a-la-communaute-juive_30994/</text:a></text:p>
      <text:p text:style-name="P1">https://www.liberation.fr/france/2015/11/14/tuer-le-bonheur_1413494</text:p>
      <text:p text:style-name="P1">https://next.liberation.fr/cinema/2015/11/18/venir-au-cinema-c-est-notre-facon-de-dire-non_1414514</text:p>
      <text:p text:style-name="P1">]</text:p>
      <text:p text:style-name="P1"/>
      <text:p text:style-name="P1">[autres Qutb + guerre civi :</text:p>
      <text:p text:style-name="P1"><text:a xlink:type="simple" xlink:href="http://www.lefigaro.fr/vox/societe/2015/11/23/31003-20151123ARTFIG00256-le-vrai-sens-du-message-adresse-par-l-etat-islamique-aux-francais-mecreants.php" text:style-name="Internet_20_link" text:visited-style-name="Visited_20_Internet_20_Link">http://www.lefigaro.fr/vox/societe/2015/11/23/31003-20151123ARTFIG00256-le-vrai-sens-du-message-adresse-par-l-etat-islamique-aux-francais-mecreants.php</text:a></text:p>
      <text:p text:style-name="P1"><text:a xlink:type="simple" xlink:href="http://www.lefigaro.fr/vox/societe/2015/11/14/31003-20151114ARTFIG00157-pascal-bruckner-c-est-notre-civilisation-qu-ils-veulent-detruire.php" text:style-name="Internet_20_link" text:visited-style-name="Visited_20_Internet_20_Link">http://www.lefigaro.fr/vox/societe/2015/11/14/31003-20151114ARTFIG00157-pascal-bruckner-c-est-notre-civilisation-qu-ils-veulent-detruire.php</text:a></text:p>
      <text:p text:style-name="P1"><text:a xlink:type="simple" xlink:href="http://www.lefigaro.fr/vox/societe/2015/11/20/31003-20151120ARTFIG00266-alain-finkielkraut-nous-vivons-la-fin-de-la-fin-de-l-histoire.php" text:style-name="Internet_20_link" text:visited-style-name="Visited_20_Internet_20_Link">http://www.lefigaro.fr/vox/societe/2015/11/20/31003-20151120ARTFIG00266-alain-finkielkraut-nous-vivons-la-fin-de-la-fin-de-l-histoire.php</text:a></text:p>
      <text:p text:style-name="P1"><text:a xlink:type="simple" xlink:href="http://www.lefigaro.fr/vox/politique/2015/11/20/31001-20151120ARTFIG00214-philippe-de-villiers-la-barbarie-va-nous-faire-redecouvrir-notre-civilisation.php" text:style-name="Internet_20_link" text:visited-style-name="Visited_20_Internet_20_Link">http://www.lefigaro.fr/vox/politique/2015/11/20/31001-20151120ARTFIG00214-philippe-de-villiers-la-barbarie-va-nous-faire-redecouvrir-notre-civilisation.php</text:a></text:p>
      <text:p text:style-name="P22">+ rmq : rôle intellectuel ici = confirmer / formuler ce qu’on pense déjà – relier a noter logiciel moral / vision du monde</text:p>
      <text:p text:style-name="P1"/>
      <text:p text:style-name="P1"><text:a xlink:type="simple" xlink:href="http://www.lefigaro.fr/vox/politique/2016/07/28/31001-20160728ARTFIG00130-terrorisme-on-sacrifie-les-victimes-pour-ne-pas-avoir-a-livrer-bataille-contre-les-bourreaux.php" text:style-name="Internet_20_link" text:visited-style-name="Visited_20_Internet_20_Link">http://www.lefigaro.fr/vox/politique/2016/07/28/31001-20160728ARTFIG00130-terrorisme-on-sacrifie-les-victimes-pour-ne-pas-avoir-a-livrer-bataille-contre-les-bourreaux.php</text:a></text:p>
      <text:p text:style-name="P1"><text:a xlink:type="simple" xlink:href="http://www.lefigaro.fr/vox/societe/2016/06/20/31003-20160620ARTFIG00307-islam-radical-ces-mots-qui-font-peur.php" text:style-name="Internet_20_link" text:visited-style-name="Visited_20_Internet_20_Link">http://www.lefigaro.fr/vox/societe/2016/06/20/31003-20160620ARTFIG00307-islam-radical-ces-mots-qui-font-peur.php</text:a></text:p>
      <text:p text:style-name="P1"><text:tab/><text:span text:style-name="T1">motivation politique : critiquer la gauche</text:span></text:p>
      <text:p text:style-name="P1"><text:tab/><text:tab/><text:span text:style-name="T1">de meme que motivation politique d’Onfray / Burgat : …]</text:span></text:p>
      <text:p text:style-name="P1"><text:a xlink:type="simple" xlink:href="https://www.liberation.fr/debats/2015/11/19/monsieur-juppe-les-musulmans-n-ont-pas-a-se-justifier_1414704" text:style-name="Internet_20_link" text:visited-style-name="Visited_20_Internet_20_Link">https://www.liberation.fr/debats/2015/11/19/monsieur-juppe-les-musulmans-n-ont-pas-a-se-justifier_1414704</text:a></text:p>
      <text:p text:style-name="P1"><text:tab/><text:span text:style-name="T6">2 : faire chier les musu pour 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3:26:29.652153927</meta:creation-date>
    <meta:generator>LibreOffice/6.2.1.2$Linux_X86_64 LibreOffice_project/20$Build-2</meta:generator>
    <dc:date>2019-05-02T14:19:42.483170323</dc:date>
    <meta:editing-duration>PT52M40S</meta:editing-duration>
    <meta:editing-cycles>62</meta:editing-cycles>
    <meta:document-statistic meta:table-count="0" meta:image-count="0" meta:object-count="0" meta:page-count="3" meta:paragraph-count="72" meta:word-count="477" meta:character-count="4769" meta:non-whitespace-character-count="4327"/>
  </office:meta>
</office:document-meta>
</file>